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925in" table:align="margins"/>
    </style:style>
    <style:style style:name="BenchmarkingSingleCycle.A" style:family="table-column">
      <style:table-column-properties style:column-width="1.1542in" style:rel-column-width="10922*"/>
    </style:style>
    <style:style style:name="BenchmarkingSingleCycle.E" style:family="table-column">
      <style:table-column-properties style:column-width="1.0083in" style:rel-column-width="9542*"/>
    </style:style>
    <style:style style:name="BenchmarkingSingleCycle.F" style:family="table-column">
      <style:table-column-properties style:column-width="1.3in" style:rel-column-width="12305*"/>
    </style:style>
    <style:style style:name="BenchmarkingSingleCycle.1" style:family="table-row">
      <style:table-row-properties style:min-row-height="0.275in"/>
    </style:style>
    <style:style style:name="BenchmarkingSingleCycle.A1" style:family="table-cell">
      <style:table-cell-properties fo:padding="0in" fo:border="none" style:writing-mode="page"/>
    </style:style>
    <style:style style:name="BenchmarkingSingleCycle.E3" style:family="table-cell">
      <style:table-cell-properties style:vertical-align="middle" fo:padding="0in" fo:border="none" style:writing-mode="page"/>
    </style:style>
    <style:style style:name="BenchmarkingSoftwareScheduled" style:family="table">
      <style:table-properties style:width="6.925in" table:align="margins"/>
    </style:style>
    <style:style style:name="BenchmarkingSoftwareScheduled.A" style:family="table-column">
      <style:table-column-properties style:column-width="1.1542in" style:rel-column-width="10922*"/>
    </style:style>
    <style:style style:name="BenchmarkingSoftwareScheduled.E" style:family="table-column">
      <style:table-column-properties style:column-width="1.0083in" style:rel-column-width="9542*"/>
    </style:style>
    <style:style style:name="BenchmarkingSoftwareScheduled.F" style:family="table-column">
      <style:table-column-properties style:column-width="1.3in" style:rel-column-width="12305*"/>
    </style:style>
    <style:style style:name="BenchmarkingSoftwareScheduled.1" style:family="table-row">
      <style:table-row-properties style:min-row-height="0.275in"/>
    </style:style>
    <style:style style:name="BenchmarkingSoftwareScheduled.A1" style:family="table-cell">
      <style:table-cell-properties fo:padding="0in" fo:border="none" style:writing-mode="page"/>
    </style:style>
    <style:style style:name="BenchmarkingSoftwareScheduled.E3" style:family="table-cell">
      <style:table-cell-properties style:vertical-align="middle" fo:padding="0in" fo:border="none" style:writing-mode="page"/>
    </style:style>
    <style:style style:name="BenchmarkingHardwareScheduled" style:family="table">
      <style:table-properties style:width="6.925in" table:align="margins"/>
    </style:style>
    <style:style style:name="BenchmarkingHardwareScheduled.A" style:family="table-column">
      <style:table-column-properties style:column-width="1.1542in" style:rel-column-width="10922*"/>
    </style:style>
    <style:style style:name="BenchmarkingHardwareScheduled.E" style:family="table-column">
      <style:table-column-properties style:column-width="1.0083in" style:rel-column-width="9542*"/>
    </style:style>
    <style:style style:name="BenchmarkingHardwareScheduled.F" style:family="table-column">
      <style:table-column-properties style:column-width="1.3in" style:rel-column-width="12305*"/>
    </style:style>
    <style:style style:name="BenchmarkingHardwareScheduled.1" style:family="table-row">
      <style:table-row-properties style:min-row-height="0.275in"/>
    </style:style>
    <style:style style:name="BenchmarkingHardwareScheduled.A1" style:family="table-cell">
      <style:table-cell-properties fo:padding="0in" fo:border="none" style:writing-mode="page"/>
    </style:style>
    <style:style style:name="BenchmarkingHardwareScheduled.E3" style:family="table-cell">
      <style:table-cell-properties style:vertical-align="middle" fo:padding="0in" fo:border="none" style:writing-mode="page"/>
    </style:style>
    <style:style style:name="P1" style:family="paragraph" style:parent-style-name="Preformatted_20_Text">
      <style:text-properties style:font-name="FreeSans" fo:font-size="12pt" fo:font-weight="bold" officeooo:rsid="001c82ef" officeooo:paragraph-rsid="001c82ef" style:font-size-asian="12pt" style:font-weight-asian="bold" style:font-size-complex="12pt" style:font-weight-complex="bold"/>
    </style:style>
    <style:style style:name="P2" style:family="paragraph" style:parent-style-name="Preformatted_20_Text">
      <style:text-properties style:font-name="FreeSans" fo:font-weight="bold" officeooo:rsid="001c82ef" officeooo:paragraph-rsid="001c82ef" style:font-weight-asian="bold" style:font-weight-complex="bold"/>
    </style:style>
    <style:style style:name="P3" style:family="paragraph" style:parent-style-name="Preformatted_20_Text">
      <style:text-properties style:font-name="FreeSans" fo:font-weight="bold" officeooo:rsid="001c82ef" officeooo:paragraph-rsid="001f644f" style:font-weight-asian="bold" style:font-weight-complex="bold"/>
    </style:style>
    <style:style style:name="P4" style:family="paragraph" style:parent-style-name="Preformatted_20_Text">
      <style:text-properties style:font-name="FreeSans" fo:font-size="9pt" fo:font-weight="normal" officeooo:rsid="002cdaf4" officeooo:paragraph-rsid="002cdaf4" style:font-size-asian="9pt" style:font-weight-asian="normal" style:font-size-complex="9pt" style:font-weight-complex="normal"/>
    </style:style>
    <style:style style:name="P5" style:family="paragraph" style:parent-style-name="Preformatted_20_Text">
      <style:text-properties style:font-name="FreeSans" fo:font-size="9pt" fo:font-weight="normal" officeooo:rsid="002dda8c" officeooo:paragraph-rsid="002dda8c" style:font-size-asian="9pt" style:font-weight-asian="normal" style:font-size-complex="9pt" style:font-weight-complex="normal"/>
    </style:style>
    <style:style style:name="P6" style:family="paragraph" style:parent-style-name="Preformatted_20_Text">
      <style:text-properties style:font-name="FreeSans" fo:font-size="9pt" fo:font-weight="normal" officeooo:rsid="0036a904" officeooo:paragraph-rsid="0036a904" style:font-size-asian="7.84999990463257pt" style:font-weight-asian="normal" style:font-size-complex="9pt" style:font-weight-complex="normal"/>
    </style:style>
    <style:style style:name="P7" style:family="paragraph" style:parent-style-name="Preformatted_20_Text">
      <style:text-properties officeooo:paragraph-rsid="001cc243"/>
    </style:style>
    <style:style style:name="P8" style:family="paragraph" style:parent-style-name="Preformatted_20_Text">
      <style:text-properties officeooo:paragraph-rsid="002dda8c"/>
    </style:style>
    <style:style style:name="P9" style:family="paragraph" style:parent-style-name="Preformatted_20_Text">
      <style:text-properties officeooo:rsid="003390e5" officeooo:paragraph-rsid="003390e5"/>
    </style:style>
    <style:style style:name="P10" style:family="paragraph" style:parent-style-name="Preformatted_20_Text">
      <style:text-properties officeooo:rsid="0035bf33" officeooo:paragraph-rsid="0035bf33"/>
    </style:style>
    <style:style style:name="P11" style:family="paragraph" style:parent-style-name="Standard">
      <style:text-properties style:font-name="FreeSans" fo:font-weight="bold" officeooo:rsid="001c82ef" officeooo:paragraph-rsid="001f644f" style:font-weight-asian="bold" style:font-weight-complex="bold"/>
    </style:style>
    <style:style style:name="P12" style:family="paragraph" style:parent-style-name="Table_20_Contents">
      <style:text-properties style:font-name="FreeSans" fo:font-size="10pt" officeooo:rsid="001d88ac" officeooo:paragraph-rsid="001d88ac" style:font-name-asian="Noto Sans Mono CJK SC" style:font-size-asian="10pt" style:font-name-complex="Liberation Mono" style:font-size-complex="10pt"/>
    </style:style>
    <style:style style:name="P13" style:family="paragraph" style:parent-style-name="Table_20_Contents">
      <style:text-properties style:font-name="FreeSans" fo:font-size="10pt" officeooo:rsid="001d88ac" officeooo:paragraph-rsid="001f644f" style:font-name-asian="Noto Sans Mono CJK SC" style:font-size-asian="10pt" style:font-name-complex="Liberation Mono" style:font-size-complex="10pt"/>
    </style:style>
    <style:style style:name="P14" style:family="paragraph" style:parent-style-name="Table_20_Contents">
      <style:text-properties style:font-name="FreeSans" fo:font-size="10pt" fo:font-weight="bold" officeooo:rsid="001d88ac" officeooo:paragraph-rsid="001d88ac" style:font-name-asian="Noto Sans Mono CJK SC" style:font-size-asian="10pt" style:font-weight-asian="bold" style:font-name-complex="Liberation Mono" style:font-size-complex="10pt" style:font-weight-complex="bold"/>
    </style:style>
    <style:style style:name="P15" style:family="paragraph" style:parent-style-name="Table_20_Contents">
      <style:text-properties style:font-name="FreeSans" fo:font-size="10pt" fo:font-weight="bold" officeooo:rsid="001d88ac" officeooo:paragraph-rsid="001f644f" style:font-name-asian="Noto Sans Mono CJK SC" style:font-size-asian="10pt" style:font-weight-asian="bold" style:font-name-complex="Liberation Mono" style:font-size-complex="10pt" style:font-weight-complex="bold"/>
    </style:style>
    <style:style style:name="P16" style:family="paragraph" style:parent-style-name="Table_20_Contents">
      <style:text-properties style:font-name="FreeSans" fo:font-size="10pt" fo:font-weight="bold" officeooo:rsid="001f644f" officeooo:paragraph-rsid="001f644f" style:font-name-asian="Noto Sans Mono CJK SC" style:font-size-asian="10pt" style:font-weight-asian="bold" style:font-name-complex="Liberation Mono" style:font-size-complex="10pt" style:font-weight-complex="bold"/>
    </style:style>
    <style:style style:name="P17" style:family="paragraph" style:parent-style-name="Table_20_Contents">
      <style:text-properties style:font-name="FreeSans" fo:font-size="9pt" fo:font-weight="bold" officeooo:rsid="001d88ac" officeooo:paragraph-rsid="001d88ac" style:font-name-asian="Noto Sans Mono CJK SC" style:font-size-asian="9pt" style:font-weight-asian="bold" style:font-name-complex="Liberation Mono" style:font-size-complex="9pt" style:font-weight-complex="bold"/>
    </style:style>
    <style:style style:name="P18" style:family="paragraph" style:parent-style-name="Table_20_Contents">
      <style:text-properties style:font-name="FreeSans" fo:font-size="9pt" fo:font-weight="bold" officeooo:rsid="001d88ac" officeooo:paragraph-rsid="001f644f" style:font-name-asian="Noto Sans Mono CJK SC" style:font-size-asian="9pt" style:font-weight-asian="bold" style:font-name-complex="Liberation Mono" style:font-size-complex="9pt" style:font-weight-complex="bold"/>
    </style:style>
    <style:style style:name="P19" style:family="paragraph" style:parent-style-name="Table_20_Contents">
      <style:text-properties style:font-name="FreeSans" fo:font-size="9pt" officeooo:rsid="001f644f" officeooo:paragraph-rsid="001f644f" style:font-name-asian="Noto Sans Mono CJK SC" style:font-size-asian="9pt" style:font-name-complex="Liberation Mono" style:font-size-complex="9pt"/>
    </style:style>
    <style:style style:name="P20" style:family="paragraph" style:parent-style-name="Table_20_Contents">
      <style:paragraph-properties fo:text-align="center" style:justify-single-word="false"/>
      <style:text-properties style:font-name="FreeSans" fo:font-size="9pt" officeooo:rsid="001f644f" officeooo:paragraph-rsid="001f644f" style:font-name-asian="Noto Sans Mono CJK SC" style:font-size-asian="9pt" style:font-name-complex="Liberation Mono" style:font-size-complex="9pt"/>
    </style:style>
    <style:style style:name="P21" style:family="paragraph" style:parent-style-name="Table_20_Contents">
      <style:text-properties style:font-name="FreeSans" fo:font-size="9pt" officeooo:rsid="00203433" officeooo:paragraph-rsid="00203433" style:font-name-asian="Noto Sans Mono CJK SC" style:font-size-asian="9pt" style:font-name-complex="Liberation Mono" style:font-size-complex="9pt"/>
    </style:style>
    <style:style style:name="P22" style:family="paragraph" style:parent-style-name="Table_20_Contents">
      <style:paragraph-properties fo:text-align="center" style:justify-single-word="false"/>
      <style:text-properties style:font-name="FreeSans" fo:font-size="9pt" officeooo:rsid="00214d9f" officeooo:paragraph-rsid="00214d9f" style:font-name-asian="Noto Sans Mono CJK SC" style:font-size-asian="9pt" style:font-name-complex="Liberation Mono" style:font-size-complex="9pt"/>
    </style:style>
    <style:style style:name="P23" style:family="paragraph" style:parent-style-name="Table_20_Contents">
      <style:text-properties style:font-name="FreeSans" fo:font-size="9pt" officeooo:rsid="0022b173" officeooo:paragraph-rsid="0022b173" style:font-name-asian="Noto Sans Mono CJK SC" style:font-size-asian="9pt" style:font-name-complex="Liberation Mono" style:font-size-complex="9pt"/>
    </style:style>
    <style:style style:name="P24" style:family="paragraph" style:parent-style-name="Table_20_Contents">
      <style:text-properties style:font-name="FreeSans" fo:font-size="9pt" officeooo:rsid="002061d7" officeooo:paragraph-rsid="002061d7" style:font-name-asian="Noto Sans Mono CJK SC" style:font-size-asian="9pt" style:font-name-complex="Liberation Mono" style:font-size-complex="9pt"/>
    </style:style>
    <style:style style:name="P25" style:family="paragraph" style:parent-style-name="Table_20_Contents">
      <style:text-properties style:font-name="FreeSans" fo:font-size="9pt" officeooo:rsid="00209a92" officeooo:paragraph-rsid="00209a92" style:font-name-asian="Noto Sans Mono CJK SC" style:font-size-asian="9pt" style:font-name-complex="Liberation Mono" style:font-size-complex="9pt"/>
    </style:style>
    <style:style style:name="P26" style:family="paragraph" style:parent-style-name="Table_20_Contents">
      <style:text-properties style:font-name="FreeSans" fo:font-size="9pt" officeooo:rsid="00234eca" officeooo:paragraph-rsid="00234eca" style:font-name-asian="Noto Sans Mono CJK SC" style:font-size-asian="9pt" style:font-name-complex="Liberation Mono" style:font-size-complex="9pt"/>
    </style:style>
    <style:style style:name="P27" style:family="paragraph" style:parent-style-name="Table_20_Contents">
      <style:text-properties style:font-name="FreeSans" fo:font-size="9pt" officeooo:rsid="00244ed4" officeooo:paragraph-rsid="00244ed4" style:font-name-asian="Noto Sans Mono CJK SC" style:font-size-asian="9pt" style:font-name-complex="Liberation Mono" style:font-size-complex="9pt"/>
    </style:style>
    <style:style style:name="P28" style:family="paragraph" style:parent-style-name="Table_20_Contents">
      <style:text-properties style:font-name="FreeSans" fo:font-size="9pt" officeooo:rsid="002592be" officeooo:paragraph-rsid="002592be" style:font-name-asian="Noto Sans Mono CJK SC" style:font-size-asian="9pt" style:font-name-complex="Liberation Mono" style:font-size-complex="9pt"/>
    </style:style>
    <style:style style:name="P29" style:family="paragraph" style:parent-style-name="Table_20_Contents">
      <style:paragraph-properties fo:text-align="center" style:justify-single-word="false"/>
      <style:text-properties style:font-name="FreeSans" fo:font-size="9pt" officeooo:rsid="002647f7" officeooo:paragraph-rsid="002647f7" style:font-name-asian="Noto Sans Mono CJK SC" style:font-size-asian="9pt" style:font-name-complex="Liberation Mono" style:font-size-complex="9pt"/>
    </style:style>
    <style:style style:name="P30" style:family="paragraph" style:parent-style-name="Table_20_Contents">
      <style:text-properties style:font-name="FreeSans" fo:font-size="9pt" officeooo:rsid="002affc9" officeooo:paragraph-rsid="002affc9" style:font-name-asian="Noto Sans Mono CJK SC" style:font-size-asian="9pt" style:font-name-complex="Liberation Mono" style:font-size-complex="9pt"/>
    </style:style>
    <style:style style:name="P31" style:family="paragraph" style:parent-style-name="Table_20_Contents">
      <style:text-properties officeooo:paragraph-rsid="002affc9"/>
    </style:style>
    <style:style style:name="P32" style:family="paragraph" style:parent-style-name="Table_20_Contents">
      <style:text-properties officeooo:paragraph-rsid="002a14a0"/>
    </style:style>
    <style:style style:name="P33" style:family="paragraph" style:parent-style-name="Table_20_Contents">
      <style:text-properties officeooo:paragraph-rsid="002cb3c3"/>
    </style:style>
    <style:style style:name="P34" style:family="paragraph" style:parent-style-name="Preformatted_20_Text">
      <style:text-properties style:font-name="FreeSans" fo:font-size="9pt" fo:font-weight="normal" officeooo:rsid="003390e5" officeooo:paragraph-rsid="002dda8c" style:font-size-asian="9pt" style:font-weight-asian="normal" style:font-size-complex="9pt" style:font-weight-complex="normal"/>
    </style:style>
    <style:style style:name="P35" style:family="paragraph" style:parent-style-name="Preformatted_20_Text">
      <style:text-properties style:font-name="FreeSans" fo:font-size="9pt" fo:font-weight="normal" officeooo:rsid="003390e5" officeooo:paragraph-rsid="003390e5" style:font-size-asian="9pt" style:font-weight-asian="normal" style:font-size-complex="9pt" style:font-weight-complex="normal"/>
    </style:style>
    <style:style style:name="P36" style:family="paragraph" style:parent-style-name="Preformatted_20_Text">
      <style:text-properties style:font-name="FreeSans" fo:font-size="9pt" fo:font-weight="normal" officeooo:rsid="00347a76" officeooo:paragraph-rsid="003390e5" style:font-size-asian="9pt" style:font-weight-asian="normal" style:font-size-complex="9pt" style:font-weight-complex="normal"/>
    </style:style>
    <style:style style:name="P37" style:family="paragraph" style:parent-style-name="Preformatted_20_Text">
      <style:text-properties style:font-name="FreeSans" fo:font-size="9pt" fo:font-weight="normal" officeooo:rsid="0035bf33" officeooo:paragraph-rsid="0035bf33" style:font-size-asian="9pt" style:font-weight-asian="normal" style:font-size-complex="9pt" style:font-weight-complex="normal"/>
    </style:style>
    <style:style style:name="P38" style:family="paragraph" style:parent-style-name="Preformatted_20_Text">
      <style:text-properties style:font-name="FreeSans" fo:font-weight="bold" officeooo:rsid="001c82ef" officeooo:paragraph-rsid="001c82ef" style:font-weight-asian="bold" style:font-weight-complex="bold"/>
    </style:style>
    <style:style style:name="P39" style:family="paragraph" style:parent-style-name="Preformatted_20_Text">
      <style:text-properties officeooo:paragraph-rsid="0039dbac"/>
    </style:style>
    <style:style style:name="P40" style:family="paragraph" style:parent-style-name="Preformatted_20_Text">
      <style:text-properties officeooo:paragraph-rsid="003e0acb"/>
    </style:style>
    <style:style style:name="P41" style:family="paragraph" style:parent-style-name="Preformatted_20_Text">
      <style:text-properties officeooo:paragraph-rsid="0041dfe0"/>
    </style:style>
    <style:style style:name="T1" style:family="text">
      <style:text-properties style:font-name="FreeSans" fo:font-weight="normal" officeooo:rsid="001cc243" style:font-weight-asian="normal" style:font-weight-complex="normal"/>
    </style:style>
    <style:style style:name="T2" style:family="text">
      <style:text-properties style:font-name="FreeSans" fo:font-size="9pt" fo:font-weight="normal" officeooo:rsid="001cc243" style:font-name-asian="Noto Sans Mono CJK SC" style:font-size-asian="9pt" style:font-weight-asian="normal" style:font-name-complex="Liberation Mono" style:font-size-complex="9pt" style:font-weight-complex="normal"/>
    </style:style>
    <style:style style:name="T3" style:family="text">
      <style:text-properties style:font-name="FreeSans" fo:font-size="9pt" fo:font-weight="normal" officeooo:rsid="003390e5" style:font-name-asian="Noto Sans Mono CJK SC" style:font-size-asian="9pt" style:font-weight-asian="normal" style:font-name-complex="Liberation Mono" style:font-size-complex="9pt" style:font-weight-complex="normal"/>
    </style:style>
    <style:style style:name="T4" style:family="text">
      <style:text-properties style:font-name="FreeSans" fo:font-size="9pt" fo:font-weight="normal" officeooo:rsid="0039dbac" style:font-name-asian="Noto Sans Mono CJK SC" style:font-size-asian="9pt" style:font-weight-asian="normal" style:font-name-complex="Liberation Mono" style:font-size-complex="9pt" style:font-weight-complex="normal"/>
    </style:style>
    <style:style style:name="T5" style:family="text">
      <style:text-properties style:font-name="FreeSans" fo:font-size="9pt" fo:font-weight="normal" officeooo:rsid="003b5af1" style:font-name-asian="Noto Sans Mono CJK SC" style:font-size-asian="9pt" style:font-weight-asian="normal" style:font-name-complex="Liberation Mono" style:font-size-complex="9pt" style:font-weight-complex="normal"/>
    </style:style>
    <style:style style:name="T6" style:family="text">
      <style:text-properties style:font-name="FreeSans" fo:font-size="9pt" fo:font-weight="normal" officeooo:rsid="003cf650" style:font-name-asian="Noto Sans Mono CJK SC" style:font-size-asian="9pt" style:font-weight-asian="normal" style:font-name-complex="Liberation Mono" style:font-size-complex="9pt" style:font-weight-complex="normal"/>
    </style:style>
    <style:style style:name="T7" style:family="text">
      <style:text-properties style:font-name="FreeSans" fo:font-size="9pt" fo:font-weight="normal" officeooo:rsid="003e0acb" style:font-name-asian="Noto Sans Mono CJK SC" style:font-size-asian="9pt" style:font-weight-asian="normal" style:font-name-complex="Liberation Mono" style:font-size-complex="9pt" style:font-weight-complex="normal"/>
    </style:style>
    <style:style style:name="T8" style:family="text">
      <style:text-properties style:font-name="FreeSans" fo:font-size="9pt" fo:font-weight="normal" officeooo:rsid="0040060d" style:font-name-asian="Noto Sans Mono CJK SC" style:font-size-asian="9pt" style:font-weight-asian="normal" style:font-name-complex="Liberation Mono" style:font-size-complex="9pt" style:font-weight-complex="normal"/>
    </style:style>
    <style:style style:name="T9" style:family="text">
      <style:text-properties style:font-name="FreeSans" fo:font-size="9pt" fo:font-weight="normal" officeooo:rsid="0041dfe0" style:font-name-asian="Noto Sans Mono CJK SC" style:font-size-asian="9pt" style:font-weight-asian="normal" style:font-name-complex="Liberation Mono" style:font-size-complex="9pt" style:font-weight-complex="normal"/>
    </style:style>
    <style:style style:name="T10" style:family="text">
      <style:text-properties style:font-name="FreeSans" fo:font-size="9pt" fo:font-weight="normal" officeooo:rsid="00421543" style:font-name-asian="Noto Sans Mono CJK SC" style:font-size-asian="9pt" style:font-weight-asian="normal" style:font-name-complex="Liberation Mono" style:font-size-complex="9pt" style:font-weight-complex="normal"/>
    </style:style>
    <style:style style:name="T11" style:family="text">
      <style:text-properties style:font-name="FreeSans" fo:font-size="9pt" fo:font-weight="normal" officeooo:rsid="0042d9e4" style:font-name-asian="Noto Sans Mono CJK SC" style:font-size-asian="9pt" style:font-weight-asian="normal" style:font-name-complex="Liberation Mono" style:font-size-complex="9pt" style:font-weight-complex="normal"/>
    </style:style>
    <style:style style:name="T12" style:family="text">
      <style:text-properties style:font-name="FreeSans" fo:font-size="9pt" fo:font-weight="normal" style:font-size-asian="9pt" style:font-weight-asian="normal" style:font-size-complex="9pt" style:font-weight-complex="normal"/>
    </style:style>
    <style:style style:name="T13" style:family="text">
      <style:text-properties style:font-name="FreeSans" fo:font-size="9pt" fo:font-weight="normal" officeooo:rsid="001cc243" style:font-size-asian="9pt" style:font-weight-asian="normal" style:font-size-complex="9pt" style:font-weight-complex="normal"/>
    </style:style>
    <style:style style:name="T14" style:family="text">
      <style:text-properties style:font-name="FreeSans" fo:font-size="9pt" fo:font-weight="normal" officeooo:rsid="002dda8c" style:font-size-asian="9pt" style:font-weight-asian="normal" style:font-size-complex="9pt" style:font-weight-complex="normal"/>
    </style:style>
    <style:style style:name="T15" style:family="text">
      <style:text-properties style:font-name="FreeSans" fo:font-size="9pt" fo:font-weight="normal" officeooo:rsid="003390e5" style:font-size-asian="9pt" style:font-weight-asian="normal" style:font-size-complex="9pt" style:font-weight-complex="normal"/>
    </style:style>
    <style:style style:name="T16" style:family="text">
      <style:text-properties style:font-name="FreeSans" fo:font-size="9pt" fo:font-weight="normal" officeooo:rsid="00347a76" style:font-size-asian="9pt" style:font-weight-asian="normal" style:font-size-complex="9pt" style:font-weight-complex="normal"/>
    </style:style>
    <style:style style:name="T17" style:family="text">
      <style:text-properties style:font-name="FreeSans" fo:font-size="9pt" fo:font-weight="normal" officeooo:rsid="0039dbac" style:font-size-asian="9pt" style:font-weight-asian="normal" style:font-size-complex="9pt" style:font-weight-complex="normal"/>
    </style:style>
    <style:style style:name="T18" style:family="text">
      <style:text-properties style:font-name="FreeSans" fo:font-size="9pt" fo:font-weight="normal" officeooo:rsid="003b5af1" style:font-size-asian="9pt" style:font-weight-asian="normal" style:font-size-complex="9pt" style:font-weight-complex="normal"/>
    </style:style>
    <style:style style:name="T19" style:family="text">
      <style:text-properties style:font-name="FreeSans" fo:font-size="9pt" officeooo:rsid="002dda8c" style:font-name-asian="Noto Sans Mono CJK SC" style:font-size-asian="9pt" style:font-name-complex="Liberation Mono" style:font-size-complex="9pt"/>
    </style:style>
    <style:style style:name="T20" style:family="text">
      <style:text-properties style:font-name="FreeSans" fo:font-size="9pt" officeooo:rsid="002affc9" style:font-name-asian="Noto Sans Mono CJK SC" style:font-size-asian="9pt" style:font-name-complex="Liberation Mono" style:font-size-complex="9pt"/>
    </style:style>
    <style:style style:name="T21" style:family="text">
      <style:text-properties style:font-name="FreeSans" fo:font-size="9pt" officeooo:rsid="002a14a0" style:font-name-asian="Noto Sans Mono CJK SC" style:font-size-asian="9pt" style:font-name-complex="Liberation Mono" style:font-size-complex="9pt"/>
    </style:style>
    <style:style style:name="T22" style:family="text">
      <style:text-properties style:font-name="FreeSans" fo:font-size="9pt" officeooo:rsid="002cb3c3" style:font-name-asian="Noto Sans Mono CJK SC" style:font-size-asian="9pt" style:font-name-complex="Liberation Mono" style:font-size-complex="9pt"/>
    </style:style>
    <style:style style:name="T23" style:family="text">
      <style:text-properties officeooo:rsid="002dda8c"/>
    </style:style>
    <style:style style:name="T24" style:family="text">
      <style:text-properties officeooo:rsid="0037a208"/>
    </style:style>
    <style:style style:name="T25" style:family="text">
      <style:text-properties officeooo:rsid="0037de84"/>
    </style:style>
    <style:style style:name="T26" style:family="text">
      <style:text-properties fo:font-weight="normal" officeooo:rsid="0039dbac" style:font-weight-asian="normal" style:font-weight-complex="normal"/>
    </style:style>
    <style:style style:name="T27" style:family="text">
      <style:text-properties officeooo:rsid="0042d9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7"><text:span text:style-name="T2"><text:tab/>The goal of this project was to complete a </text:span><text:span text:style-name="T13">MIPS signal cycle processor; which we then improved on and </text:span><text:span text:style-name="T2">implemented</text:span><text:span text:style-name="T13"> a software scheduled pipeline to i</text:span><text:span text:style-name="T17">mprove the design and eventually the speed of the processor</text:span><text:span text:style-name="T13">, as well as a hardware scheduled pipeline to reduce the reliance on the compiler to insert NOPs on the hardware level when data hazards were present. This paper will go over the analysis of all 3 processors that were created, and how they compare to each other on a performance level.</text:span><text:span text:style-name="T1"> </text:span></text:p>
      <text:p text:style-name="P2"/>
      <text:p text:style-name="P2">Benchmarking:</text:p>
      <text:p text:style-name="P2"/>
      <table:table table:name="BenchmarkingSingleCycle" table:style-name="BenchmarkingSingleCycle">
        <table:table-column table:style-name="BenchmarkingSingleCycle.A" table:number-columns-repeated="4"/>
        <table:table-column table:style-name="BenchmarkingSingleCycle.E"/>
        <table:table-column table:style-name="BenchmarkingSingleCycle.F"/>
        <table:table-row table:style-name="BenchmarkingSingleCycle.1">
          <table:table-cell table:style-name="BenchmarkingSingleCycle.A1" office:value-type="string">
            <text:p text:style-name="P14"/>
          </table:table-cell>
          <table:table-cell table:style-name="BenchmarkingSingleCycle.A1" table:number-columns-spanned="5" office:value-type="string">
            <text:p text:style-name="P14">Single Cycle</text:p>
          </table:table-cell>
          <table:covered-table-cell/>
          <table:covered-table-cell/>
          <table:covered-table-cell/>
          <table:covered-table-cell/>
        </table:table-row>
        <table:table-row table:style-name="BenchmarkingSingleCycle.1">
          <table:table-cell table:style-name="BenchmarkingSingleCycle.A1" office:value-type="string">
            <text:p text:style-name="P14">Program</text:p>
          </table:table-cell>
          <table:table-cell table:style-name="BenchmarkingSingleCycle.A1" office:value-type="string">
            <text:p text:style-name="P17"># Instructions</text:p>
          </table:table-cell>
          <table:table-cell table:style-name="BenchmarkingSingleCycle.A1" office:value-type="string">
            <text:p text:style-name="P17">Total Cycles</text:p>
          </table:table-cell>
          <table:table-cell table:style-name="BenchmarkingSingleCycle.A1" office:value-type="string">
            <text:p text:style-name="P17">CPI</text:p>
          </table:table-cell>
          <table:table-cell table:style-name="BenchmarkingSingleCycle.A1" office:value-type="string">
            <text:p text:style-name="P17">Max cycle time</text:p>
          </table:table-cell>
          <table:table-cell table:style-name="BenchmarkingSingleCycle.A1" office:value-type="string">
            <text:p text:style-name="P17">Total Execution Time</text:p>
          </table:table-cell>
        </table:table-row>
        <table:table-row table:style-name="BenchmarkingSingleCycle.1">
          <table:table-cell table:style-name="BenchmarkingSingleCycle.A1" office:value-type="string">
            <text:p text:style-name="P12">Synthetic</text:p>
          </table:table-cell>
          <table:table-cell table:style-name="BenchmarkingSingleCycle.A1" office:value-type="string">
            <text:p text:style-name="P19">32 Instructions</text:p>
          </table:table-cell>
          <table:table-cell table:style-name="BenchmarkingSingleCycle.A1" office:value-type="string">
            <text:p text:style-name="P19">32 Cycles</text:p>
          </table:table-cell>
          <table:table-cell table:style-name="BenchmarkingSingleCycle.A1" office:value-type="string">
            <text:p text:style-name="P19">1.0</text:p>
          </table:table-cell>
          <table:table-cell table:style-name="BenchmarkingSingleCycle.E3" table:number-rows-spanned="3" office:value-type="string">
            <text:p text:style-name="P20">43.091 ns</text:p>
          </table:table-cell>
          <table:table-cell table:style-name="BenchmarkingSingleCycle.A1" office:value-type="string">
            <text:p text:style-name="P32"><text:span text:style-name="T19">1,378</text:span><text:span text:style-name="T21">.</text:span><text:span text:style-name="T19">912</text:span><text:span text:style-name="T21"> ns</text:span></text:p>
          </table:table-cell>
        </table:table-row>
        <table:table-row table:style-name="BenchmarkingSingleCycle.1">
          <table:table-cell table:style-name="BenchmarkingSingleCycle.A1" office:value-type="string">
            <text:p text:style-name="P12">Grendel</text:p>
          </table:table-cell>
          <table:table-cell table:style-name="BenchmarkingSingleCycle.A1" office:value-type="string">
            <text:p text:style-name="P21">2116 Instructions</text:p>
          </table:table-cell>
          <table:table-cell table:style-name="BenchmarkingSingleCycle.A1" office:value-type="string">
            <text:p text:style-name="P21">2116 Cycles</text:p>
          </table:table-cell>
          <table:table-cell table:style-name="BenchmarkingSingleCycle.A1" office:value-type="string">
            <text:p text:style-name="P21">1.0</text:p>
          </table:table-cell>
          <table:covered-table-cell/>
          <table:table-cell table:style-name="BenchmarkingSingleCycle.A1" office:value-type="string">
            <text:p text:style-name="P32"><text:span text:style-name="T19">91,180.556</text:span><text:span text:style-name="T21"> ns</text:span></text:p>
          </table:table-cell>
        </table:table-row>
        <table:table-row table:style-name="BenchmarkingSingleCycle.1">
          <table:table-cell table:style-name="BenchmarkingSingleCycle.A1" office:value-type="string">
            <text:p text:style-name="P12">Bubble Sort</text:p>
          </table:table-cell>
          <table:table-cell table:style-name="BenchmarkingSingleCycle.A1" office:value-type="string">
            <text:p text:style-name="P21">602 Instructions</text:p>
          </table:table-cell>
          <table:table-cell table:style-name="BenchmarkingSingleCycle.A1" office:value-type="string">
            <text:p text:style-name="P21">602 Cycles</text:p>
          </table:table-cell>
          <table:table-cell table:style-name="BenchmarkingSingleCycle.A1" office:value-type="string">
            <text:p text:style-name="P21">1.0</text:p>
          </table:table-cell>
          <table:covered-table-cell/>
          <table:table-cell table:style-name="BenchmarkingSingleCycle.A1" office:value-type="string">
            <text:p text:style-name="P32"><text:span text:style-name="T19">25,940</text:span><text:span text:style-name="T21">.</text:span><text:span text:style-name="T19">782</text:span><text:span text:style-name="T21"> ns</text:span></text:p>
          </table:table-cell>
        </table:table-row>
      </table:table>
      <text:p text:style-name="P2"/>
      <text:p text:style-name="P3"/>
      <table:table table:name="BenchmarkingSoftwareScheduled" table:style-name="BenchmarkingSoftwareScheduled">
        <table:table-column table:style-name="BenchmarkingSoftwareScheduled.A" table:number-columns-repeated="4"/>
        <table:table-column table:style-name="BenchmarkingSoftwareScheduled.E"/>
        <table:table-column table:style-name="BenchmarkingSoftwareScheduled.F"/>
        <table:table-row table:style-name="BenchmarkingSoftwareScheduled.1">
          <table:table-cell table:style-name="BenchmarkingSoftwareScheduled.A1" office:value-type="string">
            <text:p text:style-name="P15"/>
          </table:table-cell>
          <table:table-cell table:style-name="BenchmarkingSoftwareScheduled.A1" table:number-columns-spanned="5" office:value-type="string">
            <text:p text:style-name="P16">Software Scheduled</text:p>
          </table:table-cell>
          <table:covered-table-cell/>
          <table:covered-table-cell/>
          <table:covered-table-cell/>
          <table:covered-table-cell/>
        </table:table-row>
        <table:table-row table:style-name="BenchmarkingSoftwareScheduled.1">
          <table:table-cell table:style-name="BenchmarkingSoftwareScheduled.A1" office:value-type="string">
            <text:p text:style-name="P15">Program</text:p>
          </table:table-cell>
          <table:table-cell table:style-name="BenchmarkingSoftwareScheduled.A1" office:value-type="string">
            <text:p text:style-name="P18"># Instructions</text:p>
          </table:table-cell>
          <table:table-cell table:style-name="BenchmarkingSoftwareScheduled.A1" office:value-type="string">
            <text:p text:style-name="P18">Total Cycles</text:p>
          </table:table-cell>
          <table:table-cell table:style-name="BenchmarkingSoftwareScheduled.A1" office:value-type="string">
            <text:p text:style-name="P18">CPI</text:p>
          </table:table-cell>
          <table:table-cell table:style-name="BenchmarkingSoftwareScheduled.A1" office:value-type="string">
            <text:p text:style-name="P18">Max cycle time</text:p>
          </table:table-cell>
          <table:table-cell table:style-name="BenchmarkingSoftwareScheduled.A1" office:value-type="string">
            <text:p text:style-name="P18">Total Execution Time</text:p>
          </table:table-cell>
        </table:table-row>
        <table:table-row table:style-name="BenchmarkingSoftwareScheduled.1">
          <table:table-cell table:style-name="BenchmarkingSoftwareScheduled.A1" office:value-type="string">
            <text:p text:style-name="P13">Synthetic</text:p>
          </table:table-cell>
          <table:table-cell table:style-name="BenchmarkingSoftwareScheduled.A1" office:value-type="string">
            <text:p text:style-name="P23">35 Instructions</text:p>
          </table:table-cell>
          <table:table-cell table:style-name="BenchmarkingSoftwareScheduled.A1" office:value-type="string">
            <text:p text:style-name="P23">40 Cycles</text:p>
          </table:table-cell>
          <table:table-cell table:style-name="BenchmarkingSoftwareScheduled.A1" office:value-type="string">
            <text:p text:style-name="P23">1.14</text:p>
          </table:table-cell>
          <table:table-cell table:style-name="BenchmarkingSoftwareScheduled.E3" table:number-rows-spanned="3" office:value-type="string">
            <text:p text:style-name="P22">23.876 ns</text:p>
          </table:table-cell>
          <table:table-cell table:style-name="BenchmarkingSoftwareScheduled.A1" office:value-type="string">
            <text:p text:style-name="P31"><text:span text:style-name="T19">955</text:span><text:span text:style-name="T20">.</text:span><text:span text:style-name="T19">04</text:span><text:span text:style-name="T20"> ns</text:span></text:p>
          </table:table-cell>
        </table:table-row>
        <table:table-row table:style-name="BenchmarkingSoftwareScheduled.1">
          <table:table-cell table:style-name="BenchmarkingSoftwareScheduled.A1" office:value-type="string">
            <text:p text:style-name="P13">Grendel</text:p>
          </table:table-cell>
          <table:table-cell table:style-name="BenchmarkingSoftwareScheduled.A1" office:value-type="string">
            <text:p text:style-name="P24">5459 Instructions</text:p>
          </table:table-cell>
          <table:table-cell table:style-name="BenchmarkingSoftwareScheduled.A1" office:value-type="string">
            <text:p text:style-name="P24">5720 Cycles</text:p>
          </table:table-cell>
          <table:table-cell table:style-name="BenchmarkingSoftwareScheduled.A1" office:value-type="string">
            <text:p text:style-name="P24">1.05</text:p>
          </table:table-cell>
          <table:covered-table-cell/>
          <table:table-cell table:style-name="BenchmarkingSoftwareScheduled.A1" office:value-type="string">
            <text:p text:style-name="P30">1<text:span text:style-name="T23">36,570.72</text:span> ns</text:p>
          </table:table-cell>
        </table:table-row>
        <table:table-row table:style-name="BenchmarkingSoftwareScheduled.1">
          <table:table-cell table:style-name="BenchmarkingSoftwareScheduled.A1" office:value-type="string">
            <text:p text:style-name="P13">Bubble Sort</text:p>
          </table:table-cell>
          <table:table-cell table:style-name="BenchmarkingSoftwareScheduled.A1" office:value-type="string">
            <text:p text:style-name="P25">1166 Instructions</text:p>
          </table:table-cell>
          <table:table-cell table:style-name="BenchmarkingSoftwareScheduled.A1" office:value-type="string">
            <text:p text:style-name="P25">1265 Cycles</text:p>
          </table:table-cell>
          <table:table-cell table:style-name="BenchmarkingSoftwareScheduled.A1" office:value-type="string">
            <text:p text:style-name="P25">1.08</text:p>
          </table:table-cell>
          <table:covered-table-cell/>
          <table:table-cell table:style-name="BenchmarkingSoftwareScheduled.A1" office:value-type="string">
            <text:p text:style-name="P31"><text:span text:style-name="T19">30,203</text:span><text:span text:style-name="T20">.</text:span><text:span text:style-name="T19">14</text:span><text:span text:style-name="T20"> ns</text:span></text:p>
          </table:table-cell>
        </table:table-row>
      </table:table>
      <text:p text:style-name="P11"/>
      <text:p text:style-name="P11"/>
      <table:table table:name="BenchmarkingHardwareScheduled" table:style-name="BenchmarkingHardwareScheduled">
        <table:table-column table:style-name="BenchmarkingHardwareScheduled.A" table:number-columns-repeated="4"/>
        <table:table-column table:style-name="BenchmarkingHardwareScheduled.E"/>
        <table:table-column table:style-name="BenchmarkingHardwareScheduled.F"/>
        <table:table-row table:style-name="BenchmarkingHardwareScheduled.1">
          <table:table-cell table:style-name="BenchmarkingHardwareScheduled.A1" office:value-type="string">
            <text:p text:style-name="P15"/>
          </table:table-cell>
          <table:table-cell table:style-name="BenchmarkingHardwareScheduled.A1" table:number-columns-spanned="5" office:value-type="string">
            <text:p text:style-name="P16">Hardware Scheduled</text:p>
          </table:table-cell>
          <table:covered-table-cell/>
          <table:covered-table-cell/>
          <table:covered-table-cell/>
          <table:covered-table-cell/>
        </table:table-row>
        <table:table-row table:style-name="BenchmarkingHardwareScheduled.1">
          <table:table-cell table:style-name="BenchmarkingHardwareScheduled.A1" office:value-type="string">
            <text:p text:style-name="P15">Program</text:p>
          </table:table-cell>
          <table:table-cell table:style-name="BenchmarkingHardwareScheduled.A1" office:value-type="string">
            <text:p text:style-name="P18"># Instructions</text:p>
          </table:table-cell>
          <table:table-cell table:style-name="BenchmarkingHardwareScheduled.A1" office:value-type="string">
            <text:p text:style-name="P18">Total Cycles</text:p>
          </table:table-cell>
          <table:table-cell table:style-name="BenchmarkingHardwareScheduled.A1" office:value-type="string">
            <text:p text:style-name="P18">CPI</text:p>
          </table:table-cell>
          <table:table-cell table:style-name="BenchmarkingHardwareScheduled.A1" office:value-type="string">
            <text:p text:style-name="P18">Max cycle time</text:p>
          </table:table-cell>
          <table:table-cell table:style-name="BenchmarkingHardwareScheduled.A1" office:value-type="string">
            <text:p text:style-name="P18">Total Execution Time</text:p>
          </table:table-cell>
        </table:table-row>
        <table:table-row table:style-name="BenchmarkingHardwareScheduled.1">
          <table:table-cell table:style-name="BenchmarkingHardwareScheduled.A1" office:value-type="string">
            <text:p text:style-name="P13">Synthetic</text:p>
          </table:table-cell>
          <table:table-cell table:style-name="BenchmarkingHardwareScheduled.A1" office:value-type="string">
            <text:p text:style-name="P28">32 Instructions</text:p>
          </table:table-cell>
          <table:table-cell table:style-name="BenchmarkingHardwareScheduled.A1" office:value-type="string">
            <text:p text:style-name="P28">45 Cycles</text:p>
          </table:table-cell>
          <table:table-cell table:style-name="BenchmarkingHardwareScheduled.A1" office:value-type="string">
            <text:p text:style-name="P28">1.41</text:p>
          </table:table-cell>
          <table:table-cell table:style-name="BenchmarkingHardwareScheduled.E3" table:number-rows-spanned="3" office:value-type="string">
            <text:p text:style-name="P29">28.275 ns</text:p>
          </table:table-cell>
          <table:table-cell table:style-name="BenchmarkingHardwareScheduled.A1" office:value-type="string">
            <text:p text:style-name="P33"><text:span text:style-name="T19">1,272</text:span><text:span text:style-name="T22">.</text:span><text:span text:style-name="T19">375</text:span><text:span text:style-name="T22"> ns</text:span></text:p>
          </table:table-cell>
        </table:table-row>
        <table:table-row table:style-name="BenchmarkingHardwareScheduled.1">
          <table:table-cell table:style-name="BenchmarkingHardwareScheduled.A1" office:value-type="string">
            <text:p text:style-name="P13">Grendel</text:p>
          </table:table-cell>
          <table:table-cell table:style-name="BenchmarkingHardwareScheduled.A1" office:value-type="string">
            <text:p text:style-name="P26">2116 Instructions</text:p>
          </table:table-cell>
          <table:table-cell table:style-name="BenchmarkingHardwareScheduled.A1" office:value-type="string">
            <text:p text:style-name="P26">4373 Cycles</text:p>
          </table:table-cell>
          <table:table-cell table:style-name="BenchmarkingHardwareScheduled.A1" office:value-type="string">
            <text:p text:style-name="P26">2.07</text:p>
          </table:table-cell>
          <table:covered-table-cell/>
          <table:table-cell table:style-name="BenchmarkingHardwareScheduled.A1" office:value-type="string">
            <text:p text:style-name="P33"><text:span text:style-name="T19">123,646</text:span><text:span text:style-name="T22">.</text:span><text:span text:style-name="T19">575</text:span><text:span text:style-name="T22"> ns</text:span></text:p>
          </table:table-cell>
        </table:table-row>
        <table:table-row table:style-name="BenchmarkingHardwareScheduled.1">
          <table:table-cell table:style-name="BenchmarkingHardwareScheduled.A1" office:value-type="string">
            <text:p text:style-name="P13">Bubble Sort</text:p>
          </table:table-cell>
          <table:table-cell table:style-name="BenchmarkingHardwareScheduled.A1" office:value-type="string">
            <text:p text:style-name="P27">602 Instructions</text:p>
          </table:table-cell>
          <table:table-cell table:style-name="BenchmarkingHardwareScheduled.A1" office:value-type="string">
            <text:p text:style-name="P27">1054 Cycles</text:p>
          </table:table-cell>
          <table:table-cell table:style-name="BenchmarkingHardwareScheduled.A1" office:value-type="string">
            <text:p text:style-name="P27">1.75</text:p>
          </table:table-cell>
          <table:covered-table-cell/>
          <table:table-cell table:style-name="BenchmarkingHardwareScheduled.A1" office:value-type="string">
            <text:p text:style-name="P33"><text:span text:style-name="T19">29,801.85</text:span><text:span text:style-name="T22"> ns</text:span></text:p>
          </table:table-cell>
        </table:table-row>
      </table:table>
      <text:p text:style-name="P11"/>
      <text:p text:style-name="P11"/>
      <text:p text:style-name="P2">Performance Analysis:</text:p>
      <text:p text:style-name="P2"/>
      <text:p text:style-name="P4">Synthetic: </text:p>
      <text:p text:style-name="P4"><text:tab/>The synthetic program ran around the same speed on all the processors as its not a very complex program in addition to it not needing very many stalls at all. This allowed the program to run very quickly across all the processors, and best on the software scheduled pipeline due to the fact that it only needed a few nops, while the hardware scheduled inserted a few more and stalled longer than needed for increased safety.</text:p>
      <text:p text:style-name="P5"/>
      <text:p text:style-name="P5">Grendel:</text:p>
      <text:p text:style-name="P8"><text:span text:style-name="T14"><text:tab/>The grendel program performed best on </text:span><text:span text:style-name="T15">the single cycle processor due to the fact the hardware scheduled pipeline did not implement forwarding. This resulted in both the software and hardware </text:span><text:span text:style-name="T3">scheduled</text:span><text:span text:style-name="T15"> to perform much slower than the single cycle which can be seen by the effective CPI of the software and single being greater than 1 (and over 2 in the hardware) showing how much slower the other CPUs were. The difference in performance of the Software vs the Hardware is because of the flushing that is implemented in the Hardware that allowed the processor to easily switch instructions between branching and jumping which is commonly used inside the grendel program.</text:span></text:p>
      <text:p text:style-name="P34"/>
      <text:p text:style-name="P35">Bubble Sort:</text:p>
      <text:p text:style-name="P9"><text:span text:style-name="T12"><text:tab/>The bubble sort program performed best on the single cycle processor as the hardware did not implement forwarding, which slowed down the speed on executing instructions. </text:span><text:span text:style-name="T16">This resulted in the Software and Hardware being very close in </text:span><text:soft-page-break/><text:span text:style-name="T16">execution time, as the jumping and branching do not affect the CPI or execution time much since they are completed in the decode stage.</text:span></text:p>
      <text:p text:style-name="P36"/>
      <text:p text:style-name="P10"><text:span text:style-name="T16">O</text:span><text:span text:style-name="T12">verall:</text:span></text:p>
      <text:p text:style-name="P37"><text:tab/>Overall the single cycle processor was quicker to execute all the programs because the Hardware scheduled does not implement any forwarding or branch predictions which would increase the CPI significantly. The difference between the software and hardware scheduled is marginal since the hardware is only inserting nops, which we did for the software manually, and does not implement any forwarding or branch predictions that would help speed the hardware up significantly and closer to the speed of the single cycle.</text:p>
      <text:p text:style-name="P2"/>
      <text:p text:style-name="P2">Software Optimization:</text:p>
      <text:p text:style-name="P2"><text:tab/></text:p>
      <text:p text:style-name="P2"><text:span text:style-name="T26"/></text:p>
      <text:p text:style-name="P39"><text:span text:style-name="T17"><text:tab/>One software optimization that would be beneficial to the software scheduled pipeline would be <text:s/>instead of using NOPs after instructions with data dependencies, future non-NOP instructions would run so this will lower the CPI. An example would be if there is an add instruction with a dependency, requiring 2 NOPs, then instead of 2 NOPs, the next 2 instructions without any data </text:span><text:span text:style-name="T4">dependencies</text:span><text:span text:style-name="T17"> can run, saving a few cycles overall and improving performance. Of course, the situation gets more complicated with instructions such as branches and jumps so for now we can limit this to normal arithmetic instructions without any data dependencies. </text:span><text:span text:style-name="T18">If we can actually implement these changes we will see a marginal benefit with CPI, as it will get even closer to the goal of 1.</text:span><text:span text:style-name="T17"><text:tab/></text:span></text:p>
      <text:p text:style-name="P2">Hardware Optimization:</text:p>
      <text:p text:style-name="P2"/>
      <text:p text:style-name="P2"/>
      <text:p text:style-name="P41"><text:span text:style-name="T4"><text:tab/></text:span><text:span text:style-name="T5">Starting with the single cycle processor one hardware optimization can be improving the speed of the ALU. This can be achieved by designing the adder/subtractor in a way that is not a ripple carry adder. This is because the ripple carry adder was the longest portion of the critical path. Another long portion of the critical path was the barrel shifter, with an sllv instruction taking almost 10 ns inside of the ALU. If there is an easier way to implement the barrel shifter to take only 5ns in the ALU than we can see a </text:span><text:span text:style-name="T6">decent</text:span><text:span text:style-name="T5"> performance boost. </text:span><text:span text:style-name="T6">Since our max cycle time would now only be 38.091 ns we can see a new frequency of 26.25 MHZ. Using new frequency / old frequency (26.25 </text:span><text:span text:style-name="T9">MHZ</text:span><text:span text:style-name="T6"> / 23.2 </text:span><text:span text:style-name="T9">MHZ</text:span><text:span text:style-name="T6">), we obtain a performance boost of roughly 13 percent.’</text:span></text:p>
      <text:p text:style-name="P39"><text:span text:style-name="T6"/></text:p>
      <text:p text:style-name="P41"><text:span text:style-name="T6"><text:tab/>Moving forward to the software schedule pipeline processor, it is very difficult to large obtain boosts in performance since this is mostly reliant on software to run decently. Since we have essentially compartmentalized the processor into 5 stages (IF, ID, EX, MEM, WB) we can take the stage with the longest latency to improve the speed of the entire software scheduled processor. </text:span><text:span text:style-name="T7">Since our worst case scenario path looks like Imem → MipsReg → Zero unit (Just gets zero) → 32Bit Or gate → BranchOr (Determines if branching BE or BNE or neither) → Fetch unit (Jump reg mux) → PCReg , the only realistic optimization would be making a faster way to get the “zero” value when comparing rs and rt. Since the method to get zero is using another ripple carry adder, which is extremely inefficient, we can maybe use another way to figure out if one value is greater than another without sacrificing a worse performance. Since the exact same ripple carry adder from the ALU is being used we can safely assume that it takes roughly 10 ns to calculate the zero value. Had we changed this ripple carry adder to another method, in theory possibly halving the time it takes to get the zero value (5 ns) we can calculate a new frequency. If in theory we can get a better solution than a ripple carry adder, reducing that specific latency to 5 ns, the new cycle time would be 18.876 ns. Using new frequency / old frequency, (52.92 </text:span><text:span text:style-name="T9">MHZ</text:span><text:span text:style-name="T7">/ 41.85 </text:span><text:span text:style-name="T9">MHZ</text:span><text:span text:style-name="T7">) we can calculate an extremely large performance boost of <text:s/>26.5 percent. </text:span></text:p>
      <text:p text:style-name="P40"><text:span text:style-name="T7"/></text:p>
      <text:p text:style-name="P40"><text:span text:style-name="T7"><text:tab/>Finally with the hardware scheduled processor </text:span><text:span text:style-name="T8">a performance optimization can <text:s/>also be with changing the implementation of the ripple carry adder at the exact same spot as in the software schedule pipeline. This is because the worst case path in the hardware schedule pipeline is the exact same as the software schedule pipeline in our implementation. So, assuming that we can reduce the latency of the ripple carry to 5 ns as in the previous paragraph, we can find a new cycle time of 23.275 ns. Now after using converting the old and new cycle to times to frequencies we can calculate the speedup of new frequency / old frequency (</text:span><text:span text:style-name="T9">42.96 MHZ / 35.37 MHZ) we can find a boost of 21.5 percent in performance if we were to implement this optimization</text:span><text:span text:style-name="T8">. <text:s text:c="44"/></text:span></text:p>
      <text:p text:style-name="P40"><text:span text:style-name="T8"/></text:p>
      <text:p text:style-name="P39"><text:span text:style-name="T5"><text:tab/></text:span></text:p>
      <text:p text:style-name="P2">It Depends:</text:p>
      <text:p text:style-name="P2"/>
      <text:p text:style-name="P41"><text:span text:style-name="T7"><text:tab/></text:span><text:span text:style-name="T10">A program that runs faster on the single cycle versus the hardware scheduled pipleline is grendel. This is because grendel contains many </text:span><text:span text:style-name="T11">many </text:span><text:span text:style-name="T10">branching and jump instructions that require stalling and flushing. This will hamper the speed of the hardware scheduled pipeline since our implementation especially does not have forwarding. </text:span><text:span text:style-name="T11">In the single cycle implementation this wouldn't be a problem since no stalling or flushing is ever required. When comparing the hardware-scheduled pipeline and the software-scheduled pipeline one, we see the hardware-scheduled pipeline performing only slightly better than the software scheduled pipeline in grendel. One reason this can be happening is there is a possibility that the software scheduled pipeline is not optimized in the best way to have the smallest amount of NOPs. On the other hand there is no way for the hardware-scheduled pipeline to use more NOPs than needed to run a program in our current implementation. I think though in a perfect world with a 100 percent correct software scheduled pipeline, the performance should be almost the exact same, maybe with the hardware scheduled pipeline being only slightly slower due to new logic needed to implement stalling and flushing. </text:span></text:p>
      <text:p text:style-name="P2"><text:tab/></text:p>
      <text:p text:style-name="P2">Challenges:</text:p>
      <text:p text:style-name="P2"><text:soft-page-break/></text:p>
      <text:p text:style-name="P6"><text:tab/>During the semester, our team faced a few big challenges both with the processor design itself, as well as with other factors such as time and even with other software like github. <text:span text:style-name="T24">One of the largest challenges that we faced was sharing our code through github.</text:span></text:p>
      <text:p text:style-name="P6"><text:tab/><text:span text:style-name="T24">We first started using github during the original CPU stage as it was thought to make a lot of the sharing code part easier as well as having a version history will be very useful in the event the code gets messed up and we lose progress or some update to the design isnt working correctly. Unfortunately github wasn't what it was made out to be for us and we faced many issues trying to commit as well as running into a lot of merge conflicts as well as rebases, that resulted in us losing parts of our code many times. This was later on mitigated by creating separate branches for each member, helping to remove the merge conflicts as well as updating the git ignore to ignore files that did not need to be shared. In the future it would be best to outline a better procedure for using git, as well as creating branches and merging code so that it would be simpler to modify code and also figure out what was missing or what needed to be completed when the next person got on to work on the code.</text:span></text:p>
      <text:p text:style-name="P6"><text:tab/><text:span text:style-name="T25">The second most impact challenge we encountered was time management and drive. After the first part of the project, the base CPU, we lost a lot of drive for the project as it seemed very overwhelming in addition to having other class work that needed to completed and tests every week. This made the project take longer than we had expected and planned for, leading to us pushing our deadlines past the soft due date and ending up submitting all parts about a week after the soft deadline. To mitigate this in the future mostly what needs to be done is to ensure drive for the project, as well as laying out a more basic plan that really broke the project down so that it didnt seem so daunting, and was more like a bunch of small tasks to complete, and then a big final task to implement all the small tasks into the processor.</text:span></text:p>
      <text:p text:style-name="P6"><text:tab/><text:span text:style-name="T27">The last challenge we had in our project was with implementing software NOPs into our software scheduled pipeline. We first started by drawing a very unclear implementation of the software scheduled pipeline, which hurt the process of implementation in VHDL since we were not just going straight from our diagrams, instead we were improvising while implementing code, causing more confusion and doubt if an error occurred. Since we had to successfully implement a pipelined processor and at the same time run it on a program that has the correct instructions and NOPs for the software scheduled pipeline to work we had many possibilities where errors can come from. When running grendel for example, we came across a whole multidude of errors, and when opening the waveform we saw a behemoth of signals to debug with as well as many clock cycles, making the process if more troublesome. Thinking we had an error with the actual VHDL code rather than the grendel NOP implementation, we took the wrong turn and debugged our working pipelined design. After spending multiple days of figuring out errors on multiple programs, we noticed that these errors came from the edited mars files themselves, where we would sometime forget to implement a NOP or use an instruction that is incompatible with a software scheduled pipeline. After finding these actually simple issues we came to the conclusion that we need to draw and think out the entire design before implementing it, like in part 1 of the project, to avoid further complications in the debugging process. </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4-04-30T18:20:26.687766048</dc:date>
    <meta:editing-duration>PT1H8M50S</meta:editing-duration>
    <meta:editing-cycles>31</meta:editing-cycles>
    <meta:generator>LibreOffice/6.4.7.2$Linux_X86_64 LibreOffice_project/40$Build-2</meta:generator>
    <meta:document-statistic meta:table-count="3" meta:image-count="0" meta:object-count="0" meta:page-count="3" meta:paragraph-count="97" meta:word-count="2064" meta:character-count="12091" meta:non-whitespace-character-count="10050"/>
  </office:meta>
</office:document-meta>
</file>